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iguru Credentials</text:p>
      <text:p text:style-name="Standard"/>
      <text:p text:style-name="Standard">Git credentials- <text:a xlink:type="simple" xlink:href="mailto:mgupta@mind-roots.com" text:style-name="ListLabel_20_1" text:visited-style-name="ListLabel_20_1"><text:span text:style-name="T1">mgupta@mind-roots.com</text:span></text:a></text:p>
      <text:p text:style-name="Standard"><text:s text:c="25"/>1-2@Mrtech</text:p>
      <text:p text:style-name="Standard"/>
      <text:p text:style-name="Standard">Facebook Credentails- <text:a xlink:type="simple" xlink:href="mailto:mrtiosteam@gmail.com" text:style-name="ListLabel_20_1" text:visited-style-name="ListLabel_20_1"><text:span text:style-name="T1">mrtiosteam@gmail.com</text:span></text:a></text:p>
      <text:p text:style-name="Standard"><text:s text:c="37"/>mrtech@123</text:p>
      <text:p text:style-name="Standard"/>
      <text:p text:style-name="Standard">Firebase Credentilas- <text:a xlink:type="simple" xlink:href="mailto:project4mindroots@gmail.com" text:style-name="ListLabel_20_1" text:visited-style-name="ListLabel_20_1"><text:span text:style-name="T1">project4mindroots@gmail.com</text:span></text:a></text:p>
      <text:p text:style-name="Standard"><text:s text:c="35"/>Mrtech@123</text:p>
      <text:p text:style-name="Standard"/>
      <text:p text:style-name="Standard">KeyStore Password- caiguru</text:p>
      <text:p text:style-name="Standard">key alise- key0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0" meta:character-count="316" meta:non-whitespace-character-count="208"/>
    <meta:generator>LibreOfficeDev/6.0.5.2$Linux_X86_64 LibreOffice_project/</meta:generator>
  </office:meta>
</office:document-meta>
</file>